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00ff00" draw:textarea-horizontal-align="right" draw:textarea-vertical-align="middle" draw:auto-grow-height="false"/>
    </style:style>
    <style:style style:name="gr2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96ff96" draw:textarea-horizontal-align="right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96ff96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right" draw:textarea-vertical-align="middle" draw:auto-grow-height="false"/>
    </style:style>
    <style:style style:name="gr6" style:family="graphic" style:parent-style-name="standard">
      <style:graphic-properties draw:stroke="none" draw:fill="solid" draw:fill-color="#b7eaff" draw:textarea-horizontal-align="right" draw:textarea-vertical-align="middle" draw:auto-grow-height="false"/>
    </style:style>
    <style:style style:name="gr7" style:family="graphic" style:parent-style-name="standard">
      <style:graphic-properties draw:stroke="none" draw:fill-color="#ffff99" draw:textarea-horizontal-align="right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top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5cm" fo:min-width="7.2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paragraph-properties fo:text-align="center"/>
      <style:text-properties fo:color="#ff0000" fo:font-size="18pt" style:font-size-asian="18pt" style:font-size-complex="18pt"/>
    </style:style>
    <style:style style:name="P4" style:family="paragraph">
      <style:text-properties fo:color="#ff0000" fo:font-size="18pt" style:font-size-asian="18pt" style:font-size-complex="18pt"/>
    </style:style>
    <style:style style:name="T1" style:family="text">
      <style:text-properties fo:color="#ff0000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5cm" svg:height="0.5cm" svg:x="6.734cm" svg:y="14.5cm">
          <text:p text:style-name="P1"><text:span text:style-name="T1">Script sepa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32cm" svg:height="9.956cm" svg:x="6.168cm" svg:y="15.038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10cm" svg:height="4.4cm" svg:x="6.5cm" svg:y="1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376cm" svg:height="1.673cm" draw:transform="rotate (-1.57079632679579) translate (16.662cm 15.116cm)">
            <draw:text-box>
              <text:p text:style-name="P1"><text:span text:style-name="T2">Epoch source</text:span></text:p>
              <text:p text:style-name="P1"><text:span text:style-name="T2">block</text:span></text:p>
            </draw:text-box>
          </draw:frame>
        </draw:g>
        <draw:custom-shape draw:style-name="gr5" draw:text-style-name="P2" draw:layer="layout" svg:width="8.5cm" svg:height="1.5cm" svg:x="6.734cm" svg:y="22.2cm">
          <text:p text:style-name="P1"><text:span text:style-name="T1">Post-processing queu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5cm" svg:height="1.5cm" svg:x="6.7cm" svg:y="17.938cm">
          <text:p text:style-name="P1"><text:span text:style-name="T1">Branc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5cm" svg:height="1.5cm" svg:x="6.7cm" svg:y="15.738cm">
          <text:p text:style-name="P1"><text:span text:style-name="T1">Branc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.5cm" svg:x="6.734cm" svg:y="19.338cm">
          <text:p text:style-name="P1"><text:span text:style-name="T1">Iterated queu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332cm" svg:height="9.956cm" svg:x="6.167cm" svg:y="4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layer="layout" svg:width="10cm" svg:height="4.4cm" svg:x="6.5cm" svg:y="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376cm" svg:height="1.673cm" draw:transform="rotate (-1.57079632679579) translate (16.662cm 5.116cm)">
            <draw:text-box>
              <text:p text:style-name="P1"><text:span text:style-name="T2">Epoch source</text:span></text:p>
              <text:p text:style-name="P1"><text:span text:style-name="T2">block</text:span></text:p>
            </draw:text-box>
          </draw:frame>
        </draw:g>
        <draw:custom-shape draw:style-name="gr5" draw:text-style-name="P2" draw:layer="layout" svg:width="8.5cm" svg:height="1.5cm" svg:x="6.734cm" svg:y="12.262cm">
          <text:p text:style-name="P1"><text:span text:style-name="T1">Post-processing queu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5cm" svg:height="1.5cm" svg:x="6.7cm" svg:y="8cm">
          <text:p text:style-name="P1"><text:span text:style-name="T1">Branc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5cm" svg:height="1.5cm" svg:x="6.7cm" svg:y="5.8cm">
          <text:p text:style-name="P1"><text:span text:style-name="T1">Branch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5cm" svg:height="22cm" svg:x="5.5cm" svg:y="3.5cm">
          <text:p text:style-name="P1">avg_q scrip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.5cm" svg:x="6.734cm" svg:y="9.4cm">
          <text:p text:style-name="P1"><text:span text:style-name="T1">Iterated queue</text:span></text:p>
          <draw:enhanced-geometry svg:viewBox="0 0 21600 21600" draw:type="rectangle" draw:enhanced-path="M 0 0 L 21600 0 21600 21600 0 21600 0 0 Z N"/>
        </draw:custom-shape>
        <draw:frame draw:style-name="gr9" draw:layer="layout" svg:width="7.766cm" svg:height="18.737cm" svg:x="6.734cm" svg:y="5cm">
          <draw:text-box>
            <text:p><text:span text:style-name="T3">GET_EPOCH_METHOD</text:span></text:p>
            <text:p>&gt;...</text:p>
            <text:p>&gt;...</text:p>
            <text:p><text:span text:style-name="T3">GET_EPOCH_METHOD</text:span></text:p>
            <text:p><text:span text:style-name="T3">&gt;...</text:span></text:p>
            <text:p><text:span text:style-name="T3">&gt;...</text:span></text:p>
            <text:p>…</text:p>
            <text:p>...</text:p>
            <text:p><text:span text:style-name="T3">COLLECT_METHOD</text:span></text:p>
            <text:p>Post:</text:p>
            <text:p>…</text:p>
            <text:p/>
            <text:p/>
            <text:p>-</text:p>
            <text:p><text:span text:style-name="T3">GET_EPOCH_METHOD</text:span></text:p>
            <text:p>&gt;...</text:p>
            <text:p>&gt;...</text:p>
            <text:p><text:span text:style-name="T3">GET_EPOCH_METHOD</text:span></text:p>
            <text:p><text:span text:style-name="T3">&gt;...</text:span></text:p>
            <text:p><text:span text:style-name="T3">&gt;...</text:span></text:p>
            <text:p>…</text:p>
            <text:p>...</text:p>
            <text:p><text:span text:style-name="T3">COLLECT_METHOD</text:span></text:p>
            <text:p>Post:</text:p>
            <text:p>…</text:p>
            <text:p/>
          </draw:text-box>
        </draw:frame>
        <draw:frame draw:style-name="gr10" draw:text-style-name="P4" draw:layer="layout" svg:width="3.884cm" svg:height="0.962cm" draw:transform="rotate (-1.57079632679579) translate (17.66cm 7.92cm)">
          <draw:text-box>
            <text:p><text:span text:style-name="T2">Sub-script 1</text:span></text:p>
          </draw:text-box>
        </draw:frame>
        <draw:frame draw:style-name="gr10" draw:text-style-name="P4" draw:layer="layout" svg:width="3.884cm" svg:height="0.962cm" draw:transform="rotate (-1.57079632679579) translate (17.66cm 17.9cm)">
          <draw:text-box>
            <text:p><text:span text:style-name="T2">Sub-script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ernd Feige</meta:initial-creator>
    <meta:creation-date>2008-12-17T09:08:30</meta:creation-date>
    <dc:date>2008-12-17T10:18:43</dc:date>
    <dc:creator>Bernd Feige</dc:creator>
    <meta:editing-duration>PT00H46M12S</meta:editing-duration>
    <meta:editing-cycles>3</meta:editing-cycles>
    <meta:generator>OpenOffice.org/3.0$Linux OpenOffice.org_project/300m9$Build-9358</meta:generator>
    <meta:printed-by>Bernd Feige</meta:printed-by>
    <meta:print-date>2008-12-17T10:11:46</meta:print-date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